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sums" table:style-name="ta1">
        <table:shapes>
          <draw:frame draw:z-index="0" draw:style-name="gr1" draw:text-style-name="P1" svg:width="19.3169in" svg:height="7.2154in" svg:x="0in" svg:y="1.3177in">
            <draw:object draw:notify-on-update-of-ranges="Checksums.B1:Checksums.N1 Checksums.A2:Checksums.A2 Checksums.B2:Checksums.N2 Checksums.A3:Checksums.A3 Checksums.B3:Checksums.N3 Checksums.A4:Checksums.A4 Checksums.B4:Checksums.N4 Checksums.A5:Checksums.A5 Checksums.B5:Checksums.N5 Checksums.A6:Checksums.A6 Checksums.B6:Checksums.N6 Checksums.A7:Checksums.A7 Checksums.B7:Checksums.N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4402in" svg:y="9.5732in">
            <draw:object draw:notify-on-update-of-ranges="Checksums.B50:Checksums.N50 Checksums.A51:Checksums.A51 Checksums.B51:Checksums.N51 Checksums.A52:Checksums.A52 Checksums.B52:Checksums.N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office:value-type="string" calcext:value-type="string">
            <text:p>SpamSum/10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52" calcext:value-type="float">
            <text:p>6252</text:p>
          </table:table-cell>
          <table:table-cell office:value-type="float" office:value="5050" calcext:value-type="float">
            <text:p>5050</text:p>
          </table:table-cell>
          <table:table-cell office:value-type="float" office:value="6636" calcext:value-type="float">
            <text:p>6636</text:p>
          </table:table-cell>
          <table:table-cell office:value-type="float" office:value="2872" calcext:value-type="float">
            <text:p>2872</text:p>
          </table:table-cell>
          <table:table-cell office:value-type="float" office:value="4009" calcext:value-type="float">
            <text:p>4009</text:p>
          </table:table-cell>
          <table:table-cell office:value-type="float" office:value="6361" calcext:value-type="float">
            <text:p>6361</text:p>
          </table:table-cell>
          <table:table-cell office:value-type="float" office:value="6388" calcext:value-type="float">
            <text:p>6388</text:p>
          </table:table-cell>
          <table:table-cell office:value-type="float" office:value="1619" calcext:value-type="float">
            <text:p>1619</text:p>
          </table:table-cell>
          <table:table-cell office:value-type="float" office:value="920" calcext:value-type="float">
            <text:p>920</text:p>
          </table:table-cell>
          <table:table-cell office:value-type="float" office:value="973" calcext:value-type="float">
            <text:p>973</text:p>
          </table:table-cell>
          <table:table-cell office:value-type="float" office:value="1717" calcext:value-type="float">
            <text:p>1717</text:p>
          </table:table-cell>
          <table:table-cell office:value-type="float" office:value="1597" calcext:value-type="float">
            <text:p>1597</text:p>
          </table:table-cell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828" calcext:value-type="float">
            <text:p>828</text:p>
          </table:table-cell>
          <table:table-cell office:value-type="float" office:value="1081" calcext:value-type="float">
            <text:p>1081</text:p>
          </table:table-cell>
          <table:table-cell office:value-type="float" office:value="1238" calcext:value-type="float">
            <text:p>1238</text:p>
          </table:table-cell>
          <table:table-cell office:value-type="float" office:value="818" calcext:value-type="float">
            <text:p>818</text:p>
          </table:table-cell>
          <table:table-cell office:value-type="float" office:value="753" calcext:value-type="float">
            <text:p>753</text:p>
          </table:table-cell>
          <table:table-cell office:value-type="float" office:value="923" calcext:value-type="float">
            <text:p>923</text:p>
          </table:table-cell>
          <table:table-cell office:value-type="float" office:value="831" calcext:value-type="float">
            <text:p>831</text:p>
          </table:table-cell>
          <table:table-cell office:value-type="float" office:value="1589" calcext:value-type="float">
            <text:p>1589</text:p>
          </table:table-cell>
          <table:table-cell office:value-type="float" office:value="918" calcext:value-type="float">
            <text:p>918</text:p>
          </table:table-cell>
          <table:table-cell office:value-type="float" office:value="924.8" calcext:value-type="float">
            <text:p>924.8</text:p>
          </table:table-cell>
          <table:table-cell office:value-type="float" office:value="1478" calcext:value-type="float">
            <text:p>1478</text:p>
          </table:table-cell>
          <table:table-cell office:value-type="float" office:value="1492" calcext:value-type="float">
            <text:p>1492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761" calcext:value-type="float">
            <text:p>761</text:p>
          </table:table-cell>
          <table:table-cell office:value-type="float" office:value="880" calcext:value-type="float">
            <text:p>880</text:p>
          </table:table-cell>
          <table:table-cell office:value-type="float" office:value="822" calcext:value-type="float">
            <text:p>822</text:p>
          </table:table-cell>
          <table:table-cell office:value-type="float" office:value="516" calcext:value-type="float">
            <text:p>516</text:p>
          </table:table-cell>
          <table:table-cell office:value-type="float" office:value="563" calcext:value-type="float">
            <text:p>563</text:p>
          </table:table-cell>
          <table:table-cell office:value-type="float" office:value="841" calcext:value-type="float">
            <text:p>841</text:p>
          </table:table-cell>
          <table:table-cell office:value-type="float" office:value="730" calcext:value-type="float">
            <text:p>730</text:p>
          </table:table-cell>
          <table:table-cell table:number-columns-repeated="5"/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933" calcext:value-type="float">
            <text:p>933</text:p>
          </table:table-cell>
          <table:table-cell table:number-columns-repeated="3"/>
          <table:table-cell office:value-type="float" office:value="1615" calcext:value-type="float">
            <text:p>1615</text:p>
          </table:table-cell>
          <table:table-cell office:value-type="float" office:value="917.3" calcext:value-type="float">
            <text:p>917.3</text:p>
          </table:table-cell>
          <table:table-cell office:value-type="float" office:value="934.7" calcext:value-type="float">
            <text:p>934.7</text:p>
          </table:table-cell>
          <table:table-cell office:value-type="float" office:value="1505" calcext:value-type="float">
            <text:p>1505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string" calcext:value-type="string">
            <text:p>OpenSSL</text:p>
          </table:table-cell>
          <table:table-cell table:number-columns-repeated="7"/>
          <table:table-cell office:value-type="float" office:value="1597" calcext:value-type="float">
            <text:p>1597</text:p>
          </table:table-cell>
          <table:table-cell office:value-type="float" office:value="898.8" calcext:value-type="float">
            <text:p>898.8</text:p>
          </table:table-cell>
          <table:table-cell office:value-type="float" office:value="931.4" calcext:value-type="float">
            <text:p>931.4</text:p>
          </table:table-cell>
          <table:table-cell office:value-type="float" office:value="1461" calcext:value-type="float">
            <text:p>1461</text:p>
          </table:table-cell>
          <table:table-cell office:value-type="float" office:value="1479" calcext:value-type="float">
            <text:p>1479</text:p>
          </table:table-cell>
          <table:table-cell/>
        </table:table-row>
        <table:table-row table:style-name="ro1">
          <table:table-cell office:value-type="string" calcext:value-type="string">
            <text:p>ssdeep</text:p>
          </table:table-cell>
          <table:table-cell table:number-columns-repeated="12"/>
          <table:table-cell office:value-type="float" office:value="1351" calcext:value-type="float">
            <text:p>1351</text:p>
          </table:table-cell>
        </table:table-row>
        <table:table-row table:style-name="ro1" table:number-rows-repeated="42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office:value-type="string" calcext:value-type="string">
            <text:p>SpamSum/10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7.55072463768116" calcext:value-type="percentage">
            <text:p>755.07%</text:p>
          </table:table-cell>
          <table:table-cell table:style-name="ce1" table:formula="of:=[.C2]/[.C3]" office:value-type="percentage" office:value="4.67160037002775" calcext:value-type="percentage">
            <text:p>467.16%</text:p>
          </table:table-cell>
          <table:table-cell table:style-name="ce1" table:formula="of:=[.D2]/[.D3]" office:value-type="percentage" office:value="5.36025848142165" calcext:value-type="percentage">
            <text:p>536.03%</text:p>
          </table:table-cell>
          <table:table-cell table:style-name="ce1" table:formula="of:=[.E2]/[.E3]" office:value-type="percentage" office:value="3.51100244498777" calcext:value-type="percentage">
            <text:p>351.10%</text:p>
          </table:table-cell>
          <table:table-cell table:style-name="ce1" table:formula="of:=[.F2]/[.F3]" office:value-type="percentage" office:value="5.32403718459495" calcext:value-type="percentage">
            <text:p>532.40%</text:p>
          </table:table-cell>
          <table:table-cell table:style-name="ce1" table:formula="of:=[.G2]/[.G3]" office:value-type="percentage" office:value="6.89165763813651" calcext:value-type="percentage">
            <text:p>689.17%</text:p>
          </table:table-cell>
          <table:table-cell table:style-name="ce1" table:formula="of:=[.H2]/[.H3]" office:value-type="percentage" office:value="7.68712394705175" calcext:value-type="percentage">
            <text:p>768.71%</text:p>
          </table:table-cell>
          <table:table-cell table:style-name="ce1" table:formula="of:=[.I2]/[.I3]" office:value-type="percentage" office:value="1.01887979861548" calcext:value-type="percentage">
            <text:p>101.89%</text:p>
          </table:table-cell>
          <table:table-cell table:style-name="ce1" table:formula="of:=[.J2]/[.J3]" office:value-type="percentage" office:value="1.00217864923747" calcext:value-type="percentage">
            <text:p>100.22%</text:p>
          </table:table-cell>
          <table:table-cell table:style-name="ce1" table:formula="of:=[.K2]/[.K3]" office:value-type="percentage" office:value="1.05211937716263" calcext:value-type="percentage">
            <text:p>105.21%</text:p>
          </table:table-cell>
          <table:table-cell table:style-name="ce1" table:formula="of:=[.L2]/[.L3]" office:value-type="percentage" office:value="1.1617050067659" calcext:value-type="percentage">
            <text:p>116.17%</text:p>
          </table:table-cell>
          <table:table-cell table:style-name="ce1" table:formula="of:=[.M2]/[.M3]" office:value-type="percentage" office:value="1.07037533512064" calcext:value-type="percentage">
            <text:p>107.04%</text:p>
          </table:table-cell>
          <table:table-cell table:style-name="ce1" table:formula="of:=[.N2]/[.N3]" office:value-type="percentage" office:value="2.76600524148259" calcext:value-type="percentage">
            <text:p>276.60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8.21550591327201" calcext:value-type="percentage">
            <text:p>821.55%</text:p>
          </table:table-cell>
          <table:table-cell table:style-name="ce1" table:formula="of:=[.C2]/[.C4]" office:value-type="percentage" office:value="5.73863636363636" calcext:value-type="percentage">
            <text:p>573.86%</text:p>
          </table:table-cell>
          <table:table-cell table:style-name="ce1" table:formula="of:=[.D2]/[.D4]" office:value-type="percentage" office:value="8.07299270072993" calcext:value-type="percentage">
            <text:p>807.30%</text:p>
          </table:table-cell>
          <table:table-cell table:style-name="ce1" table:formula="of:=[.E2]/[.E4]" office:value-type="percentage" office:value="5.56589147286822" calcext:value-type="percentage">
            <text:p>556.59%</text:p>
          </table:table-cell>
          <table:table-cell table:style-name="ce1" table:formula="of:=[.F2]/[.F4]" office:value-type="percentage" office:value="7.12078152753108" calcext:value-type="percentage">
            <text:p>712.08%</text:p>
          </table:table-cell>
          <table:table-cell table:style-name="ce1" table:formula="of:=[.G2]/[.G4]" office:value-type="percentage" office:value="7.56361474435196" calcext:value-type="percentage">
            <text:p>756.36%</text:p>
          </table:table-cell>
          <table:table-cell table:style-name="ce1" table:formula="of:=[.H2]/[.H4]" office:value-type="percentage" office:value="8.75068493150685" calcext:value-type="percentage">
            <text:p>875.07%</text:p>
          </table:table-cell>
          <table:table-cell table:style-name="ce1" table:number-columns-repeated="5"/>
          <table:table-cell table:style-name="ce1" table:formula="of:=[.N2]/[.N4]" office:value-type="percentage" office:value="3.75406504065041" calcext:value-type="percentage">
            <text:p>375.41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Aaru 5.3</text:p>
          </table:table-cell>
          <table:table-cell office:value-type="string" calcext:value-type="string">
            <text:p>Aaru 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No spamsum</text:p>
          </table:table-cell>
          <table:table-cell office:value-type="float" office:value="14.605" calcext:value-type="float">
            <text:p>14.605</text:p>
          </table:table-cell>
          <table:table-cell office:value-type="float" office:value="6.773" calcext:value-type="float">
            <text:p>6.773</text:p>
          </table:table-cell>
          <table:table-cell table:formula="of:=[.J56]/[.K56]" office:value-type="float" office:value="2.15635611988779" calcext:value-type="float">
            <text:p>2.1563561198877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o crypto</text:p>
          </table:table-cell>
          <table:table-cell office:value-type="float" office:value="26.888" calcext:value-type="float">
            <text:p>26.888</text:p>
          </table:table-cell>
          <table:table-cell office:value-type="float" office:value="5.313" calcext:value-type="float">
            <text:p>5.313</text:p>
          </table:table-cell>
          <table:table-cell table:formula="of:=[.J57]/[.K57]" office:value-type="float" office:value="5.06079427818558" calcext:value-type="float">
            <text:p>5.06079427818558</text:p>
          </table:table-cell>
          <table:table-cell table:number-columns-repeated="2"/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A1:Compression.A1 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A6:Compression.A6 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43.23" calcext:value-type="float">
            <text:p>14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22:35:56.1594353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09-27T02:26:12.015728099</dc:date>
    <meta:editing-duration>PT2H45M20S</meta:editing-duration>
    <meta:editing-cycles>21</meta:editing-cycles>
    <meta:generator>LibreOffice/7.2.1.2$Linux_X86_64 LibreOffice_project/20$Build-2</meta:generator>
    <meta:document-statistic meta:table-count="2" meta:cell-count="12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066cm" svg:height="18.328cm" xlink:href=".." xlink:type="simple" chart:class="chart:bar" chart:style-name="ch1">
        <chart:legend chart:legend-position="end" svg:x="46.618cm" svg:y="7.62cm" style:legend-expansion="high" chart:style-name="ch2"/>
        <chart:plot-area chart:style-name="ch3" table:cell-range-address="Checksums.A1:Checksums.N7" chart:data-source-has-labels="both" svg:x="1.992cm" svg:y="0.366cm" svg:width="43.645cm" svg:height="17.596cm">
          <chart:coordinate-region svg:x="2.984cm" svg:y="0.566cm" svg:width="42.653cm" svg:height="16.749cm"/>
          <chart:axis chart:dimension="x" chart:name="primary-x" chart:style-name="ch4" chartooo:axis-type="auto">
            <chartooo:date-scale/>
            <chart:categories table:cell-range-address="Checksums.B1:Checksums.N1"/>
          </chart:axis>
          <chart:axis chart:dimension="y" chart:name="primary-y" chart:style-name="ch5">
            <chart:title svg:x="0.451cm" svg:y="9.393cm" chart:style-name="ch6">
              <text:p>µs</text:p>
            </chart:title>
          </chart:axis>
          <chart:series chart:style-name="ch7" chart:values-cell-range-address="Checksums.B2:Checksums.N2" chart:label-cell-address="Checksums.A2:Checksums.A2" chart:class="chart:bar">
            <chart:data-point chart:repeated="13"/>
          </chart:series>
          <chart:series chart:style-name="ch8" chart:values-cell-range-address="Checksums.B3:Checksums.N3" chart:label-cell-address="Checksums.A3:Checksums.A3" chart:class="chart:bar">
            <chart:data-point chart:repeated="13"/>
          </chart:series>
          <chart:series chart:style-name="ch9" chart:values-cell-range-address="Checksums.B4:Checksums.N4" chart:label-cell-address="Checksums.A4:Checksums.A4" chart:class="chart:bar">
            <chart:data-point chart:repeated="13"/>
          </chart:series>
          <chart:series chart:style-name="ch10" chart:values-cell-range-address="Checksums.B5:Checksums.N5" chart:label-cell-address="Checksums.A5:Checksums.A5" chart:class="chart:bar">
            <chart:data-point chart:repeated="13"/>
          </chart:series>
          <chart:series chart:style-name="ch11" chart:values-cell-range-address="Checksums.B6:Checksums.N6" chart:label-cell-address="Checksums.A6:Checksums.A6" chart:class="chart:bar">
            <chart:data-point chart:repeated="13"/>
          </chart:series>
          <chart:series chart:style-name="ch12" chart:values-cell-range-address="Checksums.B7:Checksums.N7" chart:label-cell-address="Checksums.A7:Checksums.A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Checksums.B1:Checksums.N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  <table:table-cell office:value-type="string">
                <text:p>MD5</text:p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  <table:table-cell office:value-type="string">
                <text:p>SpamSum/10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Checksums.A2:Checksums.A2</svg:desc>
                </draw:g>
              </table:table-cell>
              <table:table-cell office:value-type="float" office:value="6252">
                <text:p>6252</text:p>
                <draw:g>
                  <svg:desc>Checksums.B2:Checksums.N2</svg:desc>
                </draw:g>
              </table:table-cell>
              <table:table-cell office:value-type="float" office:value="5050">
                <text:p>5050</text:p>
              </table:table-cell>
              <table:table-cell office:value-type="float" office:value="6636">
                <text:p>6636</text:p>
              </table:table-cell>
              <table:table-cell office:value-type="float" office:value="2872">
                <text:p>2872</text:p>
              </table:table-cell>
              <table:table-cell office:value-type="float" office:value="4009">
                <text:p>4009</text:p>
              </table:table-cell>
              <table:table-cell office:value-type="float" office:value="6361">
                <text:p>6361</text:p>
              </table:table-cell>
              <table:table-cell office:value-type="float" office:value="6388">
                <text:p>6388</text:p>
              </table:table-cell>
              <table:table-cell office:value-type="float" office:value="1619">
                <text:p>1619</text:p>
              </table:table-cell>
              <table:table-cell office:value-type="float" office:value="920">
                <text:p>920</text:p>
              </table:table-cell>
              <table:table-cell office:value-type="float" office:value="973">
                <text:p>973</text:p>
              </table:table-cell>
              <table:table-cell office:value-type="float" office:value="1717">
                <text:p>1717</text:p>
              </table:table-cell>
              <table:table-cell office:value-type="float" office:value="1597">
                <text:p>1597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Aaru</text:p>
                <draw:g>
                  <svg:desc>Checksums.A3:Checksums.A3</svg:desc>
                </draw:g>
              </table:table-cell>
              <table:table-cell office:value-type="float" office:value="828">
                <text:p>828</text:p>
                <draw:g>
                  <svg:desc>Checksums.B3:Checksums.N3</svg:desc>
                </draw:g>
              </table:table-cell>
              <table:table-cell office:value-type="float" office:value="1081">
                <text:p>1081</text:p>
              </table:table-cell>
              <table:table-cell office:value-type="float" office:value="1238">
                <text:p>1238</text:p>
              </table:table-cell>
              <table:table-cell office:value-type="float" office:value="818">
                <text:p>818</text:p>
              </table:table-cell>
              <table:table-cell office:value-type="float" office:value="753">
                <text:p>753</text:p>
              </table:table-cell>
              <table:table-cell office:value-type="float" office:value="923">
                <text:p>923</text:p>
              </table:table-cell>
              <table:table-cell office:value-type="float" office:value="831">
                <text:p>831</text:p>
              </table:table-cell>
              <table:table-cell office:value-type="float" office:value="1589">
                <text:p>1589</text:p>
              </table:table-cell>
              <table:table-cell office:value-type="float" office:value="918">
                <text:p>918</text:p>
              </table:table-cell>
              <table:table-cell office:value-type="float" office:value="924.8">
                <text:p>924.8</text:p>
              </table:table-cell>
              <table:table-cell office:value-type="float" office:value="1478">
                <text:p>1478</text:p>
              </table:table-cell>
              <table:table-cell office:value-type="float" office:value="1492">
                <text:p>1492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AaruNative</text:p>
                <draw:g>
                  <svg:desc>Checksums.A4:Checksums.A4</svg:desc>
                </draw:g>
              </table:table-cell>
              <table:table-cell office:value-type="float" office:value="761">
                <text:p>761</text:p>
                <draw:g>
                  <svg:desc>Checksums.B4:Checksums.N4</svg:desc>
                </draw:g>
              </table:table-cell>
              <table:table-cell office:value-type="float" office:value="880">
                <text:p>880</text:p>
              </table:table-cell>
              <table:table-cell office:value-type="float" office:value="822">
                <text:p>822</text:p>
              </table:table-cell>
              <table:table-cell office:value-type="float" office:value="516">
                <text:p>516</text:p>
              </table:table-cell>
              <table:table-cell office:value-type="float" office:value="563">
                <text:p>563</text:p>
              </table:table-cell>
              <table:table-cell office:value-type="float" office:value="841">
                <text:p>841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rhash</text:p>
                <draw:g>
                  <svg:desc>Checksums.A5:Checksums.A5</svg:desc>
                </draw:g>
              </table:table-cell>
              <table:table-cell office:value-type="float" office:value="NaN">
                <text:p>NaN</text:p>
                <draw:g>
                  <svg:desc>Checksums.B5:Checksums.N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917.3">
                <text:p>917.3</text:p>
              </table:table-cell>
              <table:table-cell office:value-type="float" office:value="934.7">
                <text:p>934.7</text:p>
              </table:table-cell>
              <table:table-cell office:value-type="float" office:value="1505">
                <text:p>1505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SSL</text:p>
                <draw:g>
                  <svg:desc>Checksums.A6:Checksums.A6</svg:desc>
                </draw:g>
              </table:table-cell>
              <table:table-cell office:value-type="float" office:value="NaN">
                <text:p>NaN</text:p>
                <draw:g>
                  <svg:desc>Checksums.B6:Checksums.N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7">
                <text:p>1597</text:p>
              </table:table-cell>
              <table:table-cell office:value-type="float" office:value="898.8">
                <text:p>898.8</text:p>
              </table:table-cell>
              <table:table-cell office:value-type="float" office:value="931.4">
                <text:p>931.4</text:p>
              </table:table-cell>
              <table:table-cell office:value-type="float" office:value="1461">
                <text:p>1461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deep</text:p>
                <draw:g>
                  <svg:desc>Checksums.A7:Checksums.A7</svg:desc>
                </draw:g>
              </table:table-cell>
              <table:table-cell office:value-type="float" office:value="NaN">
                <text:p>NaN</text:p>
                <draw:g>
                  <svg:desc>Checksums.B7:Checksums.N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40">
                <text:p>124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79">
                <text:p>2779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37">
                <text:p>2837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79cm" svg:width="10.326cm" svg:height="7.794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90.46">
                <text:p>90.46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43.23">
                <text:p>143.23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952cm" style:legend-expansion="high" chart:style-name="ch2"/>
        <chart:plot-area chart:style-name="ch3" table:cell-range-address="Checksums.A50:Checksums.N52" chart:data-source-has-labels="both" svg:x="0.32cm" svg:y="0.18cm" svg:width="12.912cm" svg:height="8.64cm">
          <chart:coordinate-region svg:x="2.106cm" svg:y="0.18cm" svg:width="11.126cm" svg:height="6.358cm"/>
          <chart:axis chart:dimension="x" chart:name="primary-x" chart:style-name="ch4" chartooo:axis-type="auto">
            <chartooo:date-scale/>
            <chart:categories table:cell-range-address="Checksums.B50:Checksums.N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ecksums.B51:Checksums.N51" chart:label-cell-address="Checksums.A51:Checksums.A51" chart:class="chart:bar">
            <chart:data-point chart:repeated="13"/>
          </chart:series>
          <chart:series chart:style-name="ch8" chart:values-cell-range-address="Checksums.B52:Checksums.N52" chart:label-cell-address="Checksums.A52:Checksums.A52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Checksums.B50:Checksums.N50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  <table:table-cell office:value-type="string">
                <text:p>MD5</text:p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  <table:table-cell office:value-type="string">
                <text:p>SpamSum/10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Checksums.A51:Checksums.A51</svg:desc>
                </draw:g>
              </table:table-cell>
              <table:table-cell office:value-type="float" office:value="7.55072463768116">
                <text:p>7.55072463768116</text:p>
                <draw:g>
                  <svg:desc>Checksums.B51:Checksums.N51</svg:desc>
                </draw:g>
              </table:table-cell>
              <table:table-cell office:value-type="float" office:value="4.67160037002775">
                <text:p>4.67160037002775</text:p>
              </table:table-cell>
              <table:table-cell office:value-type="float" office:value="5.36025848142165">
                <text:p>5.36025848142165</text:p>
              </table:table-cell>
              <table:table-cell office:value-type="float" office:value="3.51100244498777">
                <text:p>3.51100244498777</text:p>
              </table:table-cell>
              <table:table-cell office:value-type="float" office:value="5.32403718459495">
                <text:p>5.32403718459495</text:p>
              </table:table-cell>
              <table:table-cell office:value-type="float" office:value="6.89165763813651">
                <text:p>6.89165763813651</text:p>
              </table:table-cell>
              <table:table-cell office:value-type="float" office:value="7.68712394705175">
                <text:p>7.68712394705175</text:p>
              </table:table-cell>
              <table:table-cell office:value-type="float" office:value="1.01887979861548">
                <text:p>1.01887979861548</text:p>
              </table:table-cell>
              <table:table-cell office:value-type="float" office:value="1.00217864923747">
                <text:p>1.00217864923747</text:p>
              </table:table-cell>
              <table:table-cell office:value-type="float" office:value="1.05211937716263">
                <text:p>1.05211937716263</text:p>
              </table:table-cell>
              <table:table-cell office:value-type="float" office:value="1.1617050067659">
                <text:p>1.1617050067659</text:p>
              </table:table-cell>
              <table:table-cell office:value-type="float" office:value="1.07037533512064">
                <text:p>1.07037533512064</text:p>
              </table:table-cell>
              <table:table-cell office:value-type="float" office:value="2.76600524148259">
                <text:p>2.76600524148259</text:p>
              </table:table-cell>
            </table:table-row>
            <table:table-row>
              <table:table-cell office:value-type="string">
                <text:p>AaruNative</text:p>
                <draw:g>
                  <svg:desc>Checksums.A52:Checksums.A52</svg:desc>
                </draw:g>
              </table:table-cell>
              <table:table-cell office:value-type="float" office:value="8.21550591327201">
                <text:p>8.21550591327201</text:p>
                <draw:g>
                  <svg:desc>Checksums.B52:Checksums.N52</svg:desc>
                </draw:g>
              </table:table-cell>
              <table:table-cell office:value-type="float" office:value="5.73863636363636">
                <text:p>5.73863636363636</text:p>
              </table:table-cell>
              <table:table-cell office:value-type="float" office:value="8.07299270072993">
                <text:p>8.07299270072993</text:p>
              </table:table-cell>
              <table:table-cell office:value-type="float" office:value="5.56589147286822">
                <text:p>5.56589147286822</text:p>
              </table:table-cell>
              <table:table-cell office:value-type="float" office:value="7.12078152753108">
                <text:p>7.12078152753108</text:p>
              </table:table-cell>
              <table:table-cell office:value-type="float" office:value="7.56361474435196">
                <text:p>7.56361474435196</text:p>
              </table:table-cell>
              <table:table-cell office:value-type="float" office:value="8.75068493150685">
                <text:p>8.75068493150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406504065041">
                <text:p>3.75406504065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